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solid" svg:stroke-linecap="round" draw:fill="solid" draw:fill-color="#99ccff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ccff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solid" draw:fill-color="#99ccff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29cm" svg:height="5.08cm" svg:x="2.77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5.08cm" svg:x="6.207cm" svg:y="5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116cm" svg:x="10.063cm" svg:y="2.17cm">
          <text:p text:style-name="P2">Engine.<text:span text:style-name="T1">strea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0.063cm" svg:y1="2.728cm" svg:x2="4.492cm" svg:y2="5.572cm" draw:start-shape="id1" draw:start-glue-point="3" draw:end-shape="id2" draw:end-glue-point="0" svg:d="M10063 2728c-3714 0-5571 948-5571 2844" svg:viewBox="0 0 5572 2845">
          <text:p/>
        </draw:connector>
        <draw:connector draw:style-name="gr3" draw:text-style-name="P3" draw:layer="layout" draw:type="curve" draw:line-skew="-0.849cm" svg:x1="5.518cm" svg:y1="6.743cm" svg:x2="10.063cm" svg:y2="4.125cm" draw:start-shape="id3" draw:start-glue-point="1" draw:end-shape="id4" svg:d="M5518 6743c2136 0-136-2618 4545-2618" svg:viewBox="0 0 4546 2619">
          <text:p/>
        </draw:connector>
        <draw:connector draw:style-name="gr3" draw:text-style-name="P3" draw:layer="layout" draw:type="curve" svg:x1="8.208cm" svg:y1="5.983cm" svg:x2="10.063cm" svg:y2="4.125cm" draw:start-shape="id5" draw:start-glue-point="0" draw:end-shape="id4" draw:end-glue-point="3" svg:d="M8208 5983c0-1239 618-1858 1855-1858" svg:viewBox="0 0 1856 1859">
          <text:p/>
        </draw:connector>
        <draw:custom-shape draw:style-name="gr2" draw:text-style-name="P1" xml:id="id4" draw:id="id4" draw:layer="layout" svg:width="5.08cm" svg:height="1.678cm" svg:x="10.063cm" svg:y="3.286cm">
          <text:p text:style-name="P2">Engine.<text:span text:style-name="T1">ev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143cm" svg:y1="4.125cm" svg:x2="17.337cm" svg:y2="5.979cm" draw:start-shape="id4" draw:start-glue-point="1" draw:end-shape="id6" draw:end-glue-point="0" svg:d="M15143 4125c1463 0 2194 618 2194 1854" svg:viewBox="0 0 2195 1855">
          <text:p/>
        </draw:connector>
        <draw:connector draw:style-name="gr3" draw:text-style-name="P3" draw:layer="layout" draw:type="curve" svg:x1="15.759cm" svg:y1="6.639cm" svg:x2="14.335cm" svg:y2="6.652cm" draw:start-shape="id6" draw:start-glue-point="3" draw:end-shape="id7" draw:end-glue-point="7" svg:d="M15759 6639c-1068 0-356 13-1424 13" svg:viewBox="0 0 1425 14">
          <text:p/>
        </draw:connector>
        <draw:connector draw:style-name="gr3" draw:text-style-name="P3" draw:layer="layout" draw:type="curve" svg:x1="11.16cm" svg:y1="6.652cm" svg:x2="9.401cm" svg:y2="6.643cm" draw:start-shape="id7" draw:start-glue-point="5" draw:end-shape="id5" draw:end-glue-point="1" svg:d="M11160 6652c-1320 0-441-9-1759-9" svg:viewBox="0 0 1760 10">
          <text:p/>
        </draw:connector>
        <draw:connector draw:style-name="gr3" draw:text-style-name="P3" draw:layer="layout" draw:type="curve" svg:x1="12.748cm" svg:y1="7.35cm" svg:x2="12.773cm" svg:y2="9.777cm" draw:start-shape="id7" draw:start-glue-point="6" draw:end-shape="id8" draw:end-glue-point="0" svg:d="M12748 7350c0 1821 25 608 25 2427" svg:viewBox="0 0 26 2428">
          <text:p/>
        </draw:connector>
        <draw:custom-shape draw:style-name="gr4" draw:text-style-name="P5" xml:id="id7" draw:id="id7" draw:layer="layout" svg:width="3.175cm" svg:height="1.397cm" svg:x="11.16cm" svg:y="5.953cm">
          <text:p text:style-name="P4"><text:span text:style-name="T1">lim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xml:id="id3" draw:id="id3" draw:layer="layout" svg:width="2.251cm" svg:height="1.321cm" svg:x="3.267cm" svg:y="6.0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xml:id="id5" draw:id="id5" draw:layer="layout" svg:width="2.386cm" svg:height="1.321cm" svg:x="7.015cm" svg:y="5.9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xml:id="id6" draw:id="id6" draw:layer="layout" svg:width="3.156cm" svg:height="1.321cm" svg:x="15.759cm" svg:y="5.97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6" xml:id="id8" draw:id="id8" draw:layer="layout" svg:width="3.026cm" svg:height="1.321cm" svg:x="11.26cm" svg:y="9.77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7" draw:layer="layout" svg:width="5.146cm" svg:height="0.962cm" svg:x="3.313cm" svg:y="9.109cm">
          <draw:text-box>
            <text:p><text:span text:style-name="T1">EvolutionStream</text:span></text:p>
          </draw:text-box>
        </draw:frame>
        <draw:frame draw:style-name="gr7" draw:text-style-name="P7" draw:layer="layout" svg:width="2.297cm" svg:height="0.962cm" svg:x="12.737cm" svg:y="7.982cm">
          <draw:text-box>
            <text:p><text:span text:style-name="T1">col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1:01:01.969482984</meta:creation-date>
    <meta:generator>LibreOffice/5.1.4.2$Linux_X86_64 LibreOffice_project/10m0$Build-2</meta:generator>
    <dc:date>2016-10-17T20:43:07.923199761</dc:date>
    <meta:editing-duration>PT1H19M52S</meta:editing-duration>
    <meta:editing-cycles>16</meta:editing-cycles>
    <meta:document-statistic meta:object-count="18"/>
  </office:meta>
</office:document-meta>
</file>

<file path=Object 1/content.xml><?xml version="1.0" encoding="utf-8"?>
<math xmlns="http://www.w3.org/1998/Math/MathML" display="block">
  <semantics>
    <msub>
      <mi>E</mi>
      <mrow>
        <mi>S</mi>
        <mrow>
          <mo fence="true" stretchy="false">(</mo>
          <mrow>
            <mn>0</mn>
          </mrow>
          <mo fence="true" stretchy="false">)</mo>
        </mrow>
      </mrow>
    </msub>
    <annotation encoding="StarMath 5.0">E_{S(0)}</annotation>
  </semantics>
</math>
</file>

<file path=Object 2/content.xml><?xml version="1.0" encoding="utf-8"?>
<math xmlns="http://www.w3.org/1998/Math/MathML" display="block">
  <semantics>
    <msub>
      <mi>E</mi>
      <mrow>
        <mi>S</mi>
        <mrow>
          <mo fence="true" stretchy="false">(</mo>
          <mrow>
            <mi>G</mi>
          </mrow>
          <mo fence="true" stretchy="false">)</mo>
        </mrow>
      </mrow>
    </msub>
    <annotation encoding="StarMath 5.0">E_{S(G)}</annotation>
  </semantics>
</math>
</file>

<file path=Object 3/content.xml><?xml version="1.0" encoding="utf-8"?>
<math xmlns="http://www.w3.org/1998/Math/MathML" display="block">
  <semantics>
    <msub>
      <mi>E</mi>
      <mrow>
        <mi>R</mi>
        <mrow>
          <mo fence="true" stretchy="false">(</mo>
          <mrow>
            <mrow>
              <mi>G</mi>
              <mo stretchy="false">+</mo>
              <mn>1</mn>
            </mrow>
          </mrow>
          <mo fence="true" stretchy="false">)</mo>
        </mrow>
      </mrow>
    </msub>
    <annotation encoding="StarMath 5.0">E_{R(G+1)}</annotation>
  </semantics>
</math>
</file>

<file path=Object 4/content.xml><?xml version="1.0" encoding="utf-8"?>
<math xmlns="http://www.w3.org/1998/Math/MathML" display="block">
  <semantics>
    <msub>
      <mi>E</mi>
      <mrow>
        <mi>R</mi>
        <mrow>
          <mo fence="true" stretchy="false">(</mo>
          <mrow>
            <mi mathvariant="italic">best</mi>
          </mrow>
          <mo fence="true" stretchy="false">)</mo>
        </mrow>
      </mrow>
    </msub>
    <annotation encoding="StarMath 5.0">E_{R(best)}</annotation>
  </semantics>
</math>
</file>